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D01142E14EED7C6A.jpg" manifest:media-type="image/jpeg"/>
  <manifest:file-entry manifest:full-path="Pictures/10000000000004000000030009884D1869BDE29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ook Antiqua1" svg:font-family="'Book Antiqua'"/>
    <style:font-face style:name="Arial1" svg:font-family="Arial" style:font-pitch="variable"/>
    <style:font-face style:name="Book Antiqua" svg:font-family="'Book Antiqua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1.186cm" fo:min-width="11.89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ook Antiqua1" fo:font-size="60pt" fo:letter-spacing="normal" fo:font-style="normal" style:text-underline-style="none" fo:font-weight="normal" style:font-name-asian="Book Antiqua1" style:font-size-asian="60pt" style:font-style-asian="normal" style:font-weight-asian="normal" style:font-name-complex="Book Antiqua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Book Antiqua1" fo:font-size="54pt" fo:letter-spacing="normal" fo:font-style="normal" style:text-underline-style="none" fo:font-weight="normal" style:font-name-asian="Book Antiqua1" style:font-size-asian="54pt" style:font-style-asian="normal" style:font-weight-asian="normal" style:font-name-complex="Book Antiqua1" style:font-size-complex="5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ook Antiqua1" fo:font-size="36pt" fo:letter-spacing="normal" fo:font-style="normal" style:text-underline-style="none" fo:font-weight="normal" style:font-name-asian="Book Antiqua1" style:font-size-asian="36pt" style:font-style-asian="normal" style:font-weight-asian="normal" style:font-name-complex="Book Antiqua1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Book Antiqua1" fo:font-size="44pt" fo:letter-spacing="normal" fo:font-style="normal" style:text-underline-style="none" fo:font-weight="normal" style:font-name-asian="Book Antiqua1" style:font-size-asian="44pt" style:font-style-asian="normal" style:font-weight-asian="normal" style:font-name-complex="Book Antiqua1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68;p15" draw:style-name="gr1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Team 2</text:span></text:p>
          <text:p text:style-name="P1"><text:span text:style-name="T3">Erin Daugherty</text:span></text:p>
          <text:p text:style-name="P1"><text:span text:style-name="T3">Eric Rynchek</text:span></text:p>
          <text:p text:style-name="P1"><text:span text:style-name="T3"/></text:p>
          <text:p text:style-name="P1"><text:span text:style-name="T2">Team 6</text:span></text:p>
          <text:p text:style-name="P1"><text:span text:style-name="T3">Shivani Goyal</text:span></text:p>
          <text:p text:style-name="P1"><text:span text:style-name="T3">Ana Elisa Alvarez Mach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2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1" presentation:class="page"/>
        </presentation:notes>
      </draw:page>
      <draw:page draw:name="page2" draw:style-name="dp1" draw:master-page-name="BLANK">
        <draw:custom-shape draw:name="Google Shape;68;p15" draw:style-name="gr5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Team 9</text:span></text:p>
          <text:p text:style-name="P1"><text:span text:style-name="T3">Cynthia Bashara</text:span></text:p>
          <text:p text:style-name="P1"><text:span text:style-name="T3">Jinghan Yuan</text:span></text:p>
          <text:p text:style-name="P1"><text:span text:style-name="T3"/></text:p>
          <text:p text:style-name="P1"><text:span text:style-name="T2">Team 14</text:span></text:p>
          <text:p text:style-name="P1"><text:span text:style-name="T3"/></text:p>
          <text:p text:style-name="P1"><text:span text:style-name="T3"/></text:p>
          <text:p text:style-name="P1"><text:span text:style-name="T2">Team 25</text:span></text:p>
          <text:p text:style-name="P1"><text:span text:style-name="T3">Jaden Cullen</text:span></text:p>
          <text:p text:style-name="P1"><text:span text:style-name="T3">Wade Chadw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6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2" presentation:class="page"/>
        </presentation:notes>
      </draw:page>
      <draw:page draw:name="page3" draw:style-name="dp1" draw:master-page-name="BLANK">
        <draw:custom-shape draw:name="Google Shape;68;p15" draw:style-name="gr7" draw:text-style-name="P2" draw:layer="layout" svg:width="21.906cm" svg:height="2.76cm" svg:x="1.844cm" svg:y="3.182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Team 5</text:span></text:p>
          <text:p text:style-name="P1"><text:span text:style-name="T3">Braylon Ferguson</text:span></text:p>
          <text:p text:style-name="P1"><text:span text:style-name="T3">Shivani Kosuri</text:span></text:p>
          <text:p text:style-name="P1"><text:span text:style-name="T3"/></text:p>
          <text:p text:style-name="P1"><text:span text:style-name="T2">Team 8</text:span></text:p>
          <text:p text:style-name="P1"><text:span text:style-name="T3"/></text:p>
          <text:p text:style-name="P1"><text:span text:style-name="T3"/></text:p>
          <text:p text:style-name="P1"><text:span text:style-name="T2">Team 13</text:span></text:p>
          <text:p text:style-name="P1"><text:span text:style-name="T3">Yang Zhang</text:span></text:p>
          <text:p text:style-name="P1"><text:span text:style-name="T3">Bryce Thumann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8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3" presentation:class="page"/>
        </presentation:notes>
      </draw:page>
      <draw:page draw:name="page4" draw:style-name="dp1" draw:master-page-name="BLANK">
        <draw:custom-shape draw:name="Google Shape;68;p15" draw:style-name="gr9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A</text:span></text:p>
          <text:p text:style-name="P1"><text:span text:style-name="T3"/></text:p>
          <text:p text:style-name="P1"><text:span text:style-name="T3">Harry Held</text:span></text:p>
          <text:p text:style-name="P1"><text:span text:style-name="T3">Jay Puskuri</text:span></text:p>
          <text:p text:style-name="P1"><text:span text:style-name="T3"/></text:p>
          <text:p text:style-name="P1"><text:span text:style-name="T3">Danny Vu</text:span></text:p>
          <text:p text:style-name="P1"><text:span text:style-name="T3">Jackson Paull</text:span></text:p>
          <text:p text:style-name="P1"><text:span text:style-name="T3"/></text:p>
          <text:p text:style-name="P1"><text:span text:style-name="T3">Austin Hollis</text:span></text:p>
          <text:p text:style-name="P1"><text:span text:style-name="T3">Tucker Spradley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10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4" presentation:class="page"/>
        </presentation:notes>
      </draw:page>
      <draw:page draw:name="page5" draw:style-name="dp1" draw:master-page-name="BLANK">
        <draw:custom-shape draw:name="Google Shape;68;p15" draw:style-name="gr11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B</text:span></text:p>
          <text:p text:style-name="P1"><text:span text:style-name="T3"/></text:p>
          <text:p text:style-name="P1"><text:span text:style-name="T3">Arnav Komaragiri</text:span></text:p>
          <text:p text:style-name="P1"><text:span text:style-name="T3">Arhan Ghosh</text:span></text:p>
          <text:p text:style-name="P1"><text:span text:style-name="T3"/></text:p>
          <text:p text:style-name="P1"><text:span text:style-name="T3">Rahul Banerjee</text:span></text:p>
          <text:p text:style-name="P1"><text:span text:style-name="T3">Daniel Wa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12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5" presentation:class="page"/>
        </presentation:notes>
      </draw:page>
      <draw:page draw:name="page6" draw:style-name="dp1" draw:master-page-name="BLANK">
        <draw:custom-shape draw:name="Google Shape;68;p15" draw:style-name="gr13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C</text:span></text:p>
          <text:p text:style-name="P1"><text:span text:style-name="T3"/></text:p>
          <text:p text:style-name="P1"><text:span text:style-name="T3">Fernando Mercado</text:span></text:p>
          <text:p text:style-name="P1"><text:span text:style-name="T3">Matthew Grover</text:span></text:p>
          <text:p text:style-name="P1"><text:span text:style-name="T3"/></text:p>
          <text:p text:style-name="P1"><text:span text:style-name="T3">Misty Peng</text:span></text:p>
          <text:p text:style-name="P1"><text:span text:style-name="T3">Jonathan Yu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14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6" presentation:class="page"/>
        </presentation:notes>
      </draw:page>
      <draw:page draw:name="page7" draw:style-name="dp1" draw:master-page-name="BLANK">
        <draw:custom-shape draw:name="Google Shape;68;p15" draw:style-name="gr15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D</text:span></text:p>
          <text:p text:style-name="P1"><text:span text:style-name="T3"/></text:p>
          <text:p text:style-name="P1"><text:span text:style-name="T3">Parker Whitehead</text:span></text:p>
          <text:p text:style-name="P1"><text:span text:style-name="T3">Zach Allen</text:span></text:p>
          <text:p text:style-name="P1"><text:span text:style-name="T3"/></text:p>
          <text:p text:style-name="P1"><text:span text:style-name="T3">Tanya Shiramagond</text:span></text:p>
          <text:p text:style-name="P1"><text:span text:style-name="T3">Jansen Cur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16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7" presentation:class="page"/>
        </presentation:notes>
      </draw:page>
      <draw:page draw:name="page8" draw:style-name="dp1" draw:master-page-name="BLANK">
        <draw:custom-shape draw:name="Google Shape;68;p15" draw:style-name="gr17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E</text:span></text:p>
          <text:p text:style-name="P1"><text:span text:style-name="T3"/></text:p>
          <text:p text:style-name="P1"><text:span text:style-name="T3">Nikita Maganti</text:span></text:p>
          <text:p text:style-name="P1"><text:span text:style-name="T3">Henry Thurman</text:span></text:p>
          <text:p text:style-name="P1"><text:span text:style-name="T3"/></text:p>
          <text:p text:style-name="P1"><text:span text:style-name="T3">Yang Zhang</text:span></text:p>
          <text:p text:style-name="P1"><text:span text:style-name="T3">Bryce Thuma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18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8" presentation:class="page"/>
        </presentation:notes>
      </draw:page>
      <draw:page draw:name="page9" draw:style-name="dp1" draw:master-page-name="BLANK">
        <draw:custom-shape draw:name="Google Shape;68;p15" draw:style-name="gr19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F</text:span></text:p>
          <text:p text:style-name="P1"><text:span text:style-name="T3"/></text:p>
          <text:p text:style-name="P1"><text:span text:style-name="T3">Sebastian Molina</text:span></text:p>
          <text:p text:style-name="P1"><text:span text:style-name="T3">Teresa Luo</text:span></text:p>
          <text:p text:style-name="P1"><text:span text:style-name="T3"/></text:p>
          <text:p text:style-name="P1"><text:span text:style-name="T3">Caleb Tyler</text:span></text:p>
          <text:p text:style-name="P1"><text:span text:style-name="T3">Dhruv Nandwa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20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9" presentation:class="page"/>
        </presentation:notes>
      </draw:page>
      <draw:page draw:name="page10" draw:style-name="dp1" draw:master-page-name="BLANK">
        <draw:custom-shape draw:name="Google Shape;68;p15" draw:style-name="gr21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G</text:span></text:p>
          <text:p text:style-name="P1"><text:span text:style-name="T3"/></text:p>
          <text:p text:style-name="P1"><text:span text:style-name="T3">Jalyn Derry</text:span></text:p>
          <text:p text:style-name="P1"><text:span text:style-name="T3">Cristina Kovacs</text:span></text:p>
          <text:p text:style-name="P1"><text:span text:style-name="T3"/></text:p>
          <text:p text:style-name="P1"><text:span text:style-name="T3">Armando Babot</text:span></text:p>
          <text:p text:style-name="P1"><text:span text:style-name="T3">Noah Zamarri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22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10" presentation:class="page"/>
        </presentation:notes>
      </draw:page>
      <draw:page draw:name="page11" draw:style-name="dp1" draw:master-page-name="BLANK">
        <draw:custom-shape draw:name="Google Shape;68;p15" draw:style-name="gr23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H</text:span></text:p>
          <text:p text:style-name="P1"><text:span text:style-name="T3"/></text:p>
          <text:p text:style-name="P1"><text:span text:style-name="T3">Cameron Miller</text:span></text:p>
          <text:p text:style-name="P1"><text:span text:style-name="T3">Nishant Nair</text:span></text:p>
          <text:p text:style-name="P1"><text:span text:style-name="T3"/></text:p>
          <text:p text:style-name="P1"><text:span text:style-name="T3">Nathan Puskuri</text:span></text:p>
          <text:p text:style-name="P1"><text:span text:style-name="T3">Tanner Nu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24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11" presentation:class="page"/>
        </presentation:notes>
      </draw:page>
      <draw:page draw:name="page12" draw:style-name="dp1" draw:master-page-name="BLANK">
        <draw:custom-shape draw:name="Google Shape;68;p15" draw:style-name="gr25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I</text:span></text:p>
          <text:p text:style-name="P1"><text:span text:style-name="T3"/></text:p>
          <text:p text:style-name="P1"><text:span text:style-name="T3">Emily Smokoff</text:span></text:p>
          <text:p text:style-name="P1"><text:span text:style-name="T3">Michael Dyer</text:span></text:p>
          <text:p text:style-name="P1"><text:span text:style-name="T3"/></text:p>
          <text:p text:style-name="P1"><text:span text:style-name="T3">Jonathan Rovall</text:span></text:p>
          <text:p text:style-name="P1"><text:span text:style-name="T3">Toby (Jordan) Brod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26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12" presentation:class="page"/>
        </presentation:notes>
      </draw:page>
      <draw:page draw:name="page13" draw:style-name="dp1" draw:master-page-name="BLANK">
        <draw:custom-shape draw:name="Google Shape;68;p15" draw:style-name="gr27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J</text:span></text:p>
          <text:p text:style-name="P1"><text:span text:style-name="T3"/></text:p>
          <text:p text:style-name="P1"><text:span text:style-name="T3">Jared Beasley</text:span></text:p>
          <text:p text:style-name="P1"><text:span text:style-name="T3">Charles Robins</text:span></text:p>
          <text:p text:style-name="P1"><text:span text:style-name="T3"/></text:p>
          <text:p text:style-name="P1"><text:span text:style-name="T3">Wilhelm Bagcal</text:span></text:p>
          <text:p text:style-name="P1"><text:span text:style-name="T3">Ismael Melende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28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13" presentation:class="page"/>
        </presentation:notes>
      </draw:page>
      <draw:page draw:name="page14" draw:style-name="dp1" draw:master-page-name="BLANK">
        <draw:custom-shape draw:name="Google Shape;68;p15" draw:style-name="gr29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K</text:span></text:p>
          <text:p text:style-name="P1"><text:span text:style-name="T3"/></text:p>
          <text:p text:style-name="P1"><text:span text:style-name="T3">Mario Padron</text:span></text:p>
          <text:p text:style-name="P1"><text:span text:style-name="T3">Nathan Jamieson</text:span></text:p>
          <text:p text:style-name="P1"><text:span text:style-name="T3"/></text:p>
          <text:p text:style-name="P1"><text:span text:style-name="T3">Neo Wang</text:span></text:p>
          <text:p text:style-name="P1"><text:span text:style-name="T3">Anika Bans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30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14" presentation:class="page"/>
        </presentation:notes>
      </draw:page>
      <draw:page draw:name="page15" draw:style-name="dp1" draw:master-page-name="BLANK">
        <draw:custom-shape draw:name="Google Shape;68;p15" draw:style-name="gr31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Meta Team L</text:span></text:p>
          <text:p text:style-name="P1"><text:span text:style-name="T3"/></text:p>
          <text:p text:style-name="P1"><text:span text:style-name="T3">Emily Peters</text:span></text:p>
          <text:p text:style-name="P1"><text:span text:style-name="T3">Tavion Partee</text:span></text:p>
          <text:p text:style-name="P1"><text:span text:style-name="T3"/></text:p>
          <text:p text:style-name="P1"><text:span text:style-name="T3">Jacob Aguilar</text:span></text:p>
          <text:p text:style-name="P1"><text:span text:style-name="T3">Thomas Fonse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32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ook Antiqua1" svg:font-family="'Book Antiqua'"/>
    <style:font-face style:name="Arial1" svg:font-family="Arial" style:font-pitch="variable"/>
    <style:font-face style:name="Book Antiqua" svg:font-family="'Book Antiqua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4000000030009884D1869BDE29D.jpg" xlink:type="simple" xlink:show="embed" xlink:actuate="onLoad"/>
    <draw:fill-image draw:name="msFillBitmap_20_3" draw:display-name="msFillBitmap 3" xlink:href="Pictures/100000000000040000000300D01142E14EED7C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6T10:39:46.397230193</dc:date>
    <meta:editing-duration>PT7H27M15S</meta:editing-duration>
    <meta:editing-cycles>32</meta:editing-cycles>
    <meta:generator>LibreOffice/5.1.6.2$Linux_X86_64 LibreOffice_project/10m0$Build-2</meta:generator>
    <meta:print-date>2018-07-26T10:25:01.254493877</meta:print-date>
    <meta:document-statistic meta:object-count="93"/>
  </office:meta>
</office:document-meta>
</file>